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anjani]&gt; delimiter $$</text:p>
      <text:p text:style-name="Standard">MariaDB [anjani]&gt; create function daily_wages(wage decimal(10,2))</text:p>
      <text:p text:style-name="Standard"><text:s text:c="4"/>-&gt; returns decimal(10,2)</text:p>
      <text:p text:style-name="Standard"><text:s text:c="4"/>-&gt; deterministic</text:p>
      <text:p text:style-name="Standard"><text:s text:c="4"/>-&gt; begin</text:p>
      <text:p text:style-name="Standard"><text:s text:c="4"/>-&gt; declare daily_wage decimal(10,2);</text:p>
      <text:p text:style-name="Standard"><text:s text:c="4"/>-&gt; set daily_wage=wage*8;</text:p>
      <text:p text:style-name="Standard"><text:s text:c="4"/>-&gt; return(daily_wage);</text:p>
      <text:p text:style-name="Standard"><text:s text:c="4"/>-&gt; end$$</text:p>
      <text:p text:style-name="Standard">Query OK, 0 rows affected (0.004 sec)</text:p>
      <text:p text:style-name="Standard"/>
      <text:p text:style-name="Standard">MariaDB [anjani]&gt; delimiter ;</text:p>
      <text:p text:style-name="Standard">MariaDB [anjani]&gt; select daily_wages(50)</text:p>
      <text:p text:style-name="Standard"><text:s text:c="4"/>-&gt; ;</text:p>
      <text:p text:style-name="Standard">+-----------------+</text:p>
      <text:p text:style-name="Standard">| daily_wages(50) |</text:p>
      <text:p text:style-name="Standard">+-----------------+</text:p>
      <text:p text:style-name="Standard">| <text:s text:c="9"/>400.00 |</text:p>
      <text:p text:style-name="Standard">+-----------------+</text:p>
      <text:p text:style-name="Standard">1 row in set (0.001 sec)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21:54.571970397</meta:creation-date>
    <dc:date>2021-11-16T18:28:04.461176447</dc:date>
    <meta:editing-duration>PT6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3" meta:character-count="496" meta:non-whitespace-character-count="413"/>
  </office:meta>
</office:document-meta>
</file>